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c7aa" officeooo:paragraph-rsid="0008c7aa"/>
    </style:style>
    <style:style style:name="P2" style:family="paragraph" style:parent-style-name="Standard">
      <style:text-properties officeooo:rsid="000a0b73" officeooo:paragraph-rsid="000a0b73"/>
    </style:style>
    <style:style style:name="T1" style:family="text">
      <style:text-properties officeooo:rsid="000a0b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ne Wolf Game:<text:line-break/><text:line-break/>The game starts with a wolf who is separated from his pack. He must find his way back</text:p>
      <text:p text:style-name="P1"/>
      <text:p text:style-name="P1">The wolf hunts food and attempts to find shelter in the mountainous world, primarily finding cave openings to hide in during night hours. There will be time in the game and from 8:30 PM and 7:00 AM, the sky will be dark, and the player will be in danger the most during this time. They can find shelter in <text:span text:style-name="T1">mountainous areas where you can find caves. There will be a sleep function where any time from 8:30 PM to 6:45 AM, you can sleep and skip the night. You must be in shelter for this.</text:span></text:p>
      <text:p text:style-name="P1"/>
      <text:p text:style-name="P2">The game is an open-world RPG, and so there is no true “end”.</text:p>
      <text:p text:style-name="P2"/>
      <text:p text:style-name="P2">Instead, when the player finds the pack, they unlock Co-op mode, allowing them to play with others over network 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2T18:17:44.384000000</meta:creation-date>
    <dc:date>2024-04-22T18:57:09.933000000</dc:date>
    <meta:editing-duration>PT13M53S</meta:editing-duration>
    <meta:editing-cycles>1</meta:editing-cycles>
    <meta:document-statistic meta:table-count="0" meta:image-count="0" meta:object-count="0" meta:page-count="1" meta:paragraph-count="4" meta:word-count="149" meta:character-count="767" meta:non-whitespace-character-count="621"/>
    <meta:generator>LibreOffice/24.2.1.2$Windows_X86_64 LibreOffice_project/db4def46b0453cc22e2d0305797cf981b68ef5ac</meta:generator>
  </office:meta>
</office:document-meta>
</file>